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f1585" officeooo:paragraph-rsid="000f1585"/>
    </style:style>
    <style:style style:name="P4" style:family="paragraph" style:parent-style-name="Standard">
      <style:text-properties officeooo:rsid="00107c4d" officeooo:paragraph-rsid="00107c4d"/>
    </style:style>
    <style:style style:name="P5" style:family="paragraph" style:parent-style-name="Standard">
      <style:text-properties officeooo:rsid="001523ff" officeooo:paragraph-rsid="001523ff"/>
    </style:style>
    <style:style style:name="P6" style:family="paragraph" style:parent-style-name="Preformatted_20_Text">
      <style:text-properties officeooo:rsid="001523ff" officeooo:paragraph-rsid="001523ff"/>
    </style:style>
    <style:style style:name="P7" style:family="paragraph" style:parent-style-name="Standard">
      <style:text-properties officeooo:rsid="0016f2e5" officeooo:paragraph-rsid="0016f2e5"/>
    </style:style>
    <style:style style:name="P8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9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10" style:family="paragraph" style:parent-style-name="Standard">
      <style:text-properties fo:font-weight="bold" officeooo:rsid="001523ff" officeooo:paragraph-rsid="001e95bd" style:font-weight-asian="bold" style:font-weight-complex="bold"/>
    </style:style>
    <style:style style:name="P11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2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3" style:family="paragraph" style:parent-style-name="Standard">
      <style:text-properties fo:font-weight="bold" officeooo:rsid="000f1585" officeooo:paragraph-rsid="001e95bd" style:font-weight-asian="bold" style:font-weight-complex="bold"/>
    </style:style>
    <style:style style:name="P14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P15" style:family="paragraph" style:parent-style-name="Standard">
      <style:text-properties fo:font-weight="bold" officeooo:rsid="001a5aa9" officeooo:paragraph-rsid="001a5aa9" style:font-weight-asian="bold" style:font-weight-complex="bold"/>
    </style:style>
    <style:style style:name="P16" style:family="paragraph" style:parent-style-name="Standard">
      <style:text-properties fo:font-weight="bold" officeooo:rsid="001e95bd" officeooo:paragraph-rsid="001e95b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bold" officeooo:rsid="002462b3" officeooo:paragraph-rsid="002462b3"/>
    </style:style>
    <style:style style:name="P18" style:family="paragraph" style:parent-style-name="Standard">
      <style:text-properties officeooo:rsid="001869d9" officeooo:paragraph-rsid="001869d9"/>
    </style:style>
    <style:style style:name="P19" style:family="paragraph" style:parent-style-name="Standard">
      <style:text-properties officeooo:rsid="001f4dd6" officeooo:paragraph-rsid="001f4dd6"/>
    </style:style>
    <style:style style:name="P20" style:family="paragraph" style:parent-style-name="Standard">
      <style:text-properties fo:color="#d4d4d4" loext:opacity="100%" style:font-name="Droid Sans Mono" fo:font-size="10.5pt" fo:font-weight="normal" officeooo:paragraph-rsid="001a5aa9" fo:background-color="#1e1e1e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paragraph-rsid="001a5aa9" fo:background-color="#1f1f1f"/>
    </style:style>
    <style:style style:name="P23" style:family="paragraph" style:parent-style-name="Standard">
      <style:text-properties fo:color="#ce9178" loext:opacity="100%" style:font-name="Droid Sans Mono" fo:font-size="10.5pt" fo:font-weight="normal" officeooo:paragraph-rsid="001a5aa9" fo:background-color="#1e1e1e"/>
    </style:style>
    <style:style style:name="P24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25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c1f3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826b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2462b3" officeooo:paragraph-rsid="002462b3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601ca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924c0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font-size="12pt" style:text-underline-style="none" fo:font-weight="normal" officeooo:rsid="001f4dd6" officeooo:paragraph-rsid="002924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/>
      <style:text-properties officeooo:paragraph-rsid="002924c0"/>
    </style:style>
    <style:style style:name="P32" style:family="paragraph" style:parent-style-name="Standard">
      <style:paragraph-properties style:line-height-at-least="0.503cm"/>
      <style:text-properties officeooo:paragraph-rsid="0032462d"/>
    </style:style>
    <style:style style:name="P33" style:family="paragraph" style:parent-style-name="Preformatted_20_Text">
      <style:paragraph-properties style:line-height-at-least="0.503cm"/>
      <style:text-properties officeooo:paragraph-rsid="0032462d"/>
    </style:style>
    <style:style style:name="P34" style:family="paragraph" style:parent-style-name="Standard">
      <style:paragraph-properties style:line-height-at-least="0.503cm"/>
      <style:text-properties officeooo:paragraph-rsid="0032462d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30cd5" style:font-weight-asian="bold" style:font-weight-complex="bold"/>
    </style:style>
    <style:style style:name="T6" style:family="text">
      <style:text-properties officeooo:rsid="001a5256"/>
    </style:style>
    <style:style style:name="T7" style:family="text">
      <style:text-properties fo:color="#ce9178" loext:opacity="100%"/>
    </style:style>
    <style:style style:name="T8" style:family="text">
      <style:text-properties officeooo:rsid="001e95bd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officeooo:rsid="00204223"/>
    </style:style>
    <style:style style:name="T13" style:family="text">
      <style:text-properties officeooo:rsid="0024057d"/>
    </style:style>
    <style:style style:name="T14" style:family="text">
      <style:text-properties officeooo:rsid="0025826b"/>
    </style:style>
    <style:style style:name="T15" style:family="text">
      <style:text-properties officeooo:rsid="002601ca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24c0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32462d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bold" officeooo:rsid="0032462d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fo:font-weight="bold" officeooo:rsid="0032a06d" style:font-size-asian="12pt" style:font-weight-asian="bold" style:font-size-complex="12pt" style:font-weight-complex="bold"/>
    </style:style>
    <style:style style:name="T21" style:family="text">
      <style:text-properties fo:font-size="12pt" style:text-underline-style="none" officeooo:rsid="0032462d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as de como crear un nuevo usuario en una base de datos local y dar permisos para una base de datos</text:p>
      <text:p text:style-name="P7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4">GRANT ALL PRIVILEGES ON nombre_basededatos.* TO 'nuevo_usuario'@'localhost';</text:p>
      <text:p text:style-name="P2"/>
      <text:p text:style-name="P2">acutalizar los privilegios de mysql: </text:p>
      <text:p text:style-name="P2"/>
      <text:p text:style-name="P14">FLUSH PRIVILEGES;</text:p>
      <text:p text:style-name="P2"/>
      <text:p text:style-name="P7">Para laravel Migraciones y Modelos </text:p>
      <text:p text:style-name="P2"/>
      <text:p text:style-name="P4">Comandos para generar migraciones en </text:p>
      <text:p text:style-name="P4"/>
      <text:p text:style-name="P4">Para generar una migracion haci la base de datos usar el siguiente comandos</text:p>
      <text:p text:style-name="P4"/>
      <text:p text:style-name="P8">php artisan migrate</text:p>
      <text:p text:style-name="P4"/>
      <text:p text:style-name="P4">Para desacer el ultimo cambio en la base de datos se tiene que hacer los siguiente</text:p>
      <text:p text:style-name="P4"/>
      <text:p text:style-name="P8">php artisan migrate:rollback</text:p>
      <text:p text:style-name="P8"/>
      <text:p text:style-name="P4">Para borrar todas las tablas y generarlas de nuevo se puede utilizar el comando </text:p>
      <text:p text:style-name="P8">php artisan migrate:fresh</text:p>
      <text:p text:style-name="P4"/>
      <text:p text:style-name="P4">Para generar el arhvivo de migracion con laravel usar el siguiente comando <text:span text:style-name="T1">(cambiar la parte de cita por el tombre de la tabla que se desea este es solo un ejemplo.</text:span></text:p>
      <text:p text:style-name="P4"/>
      <text:p text:style-name="P11"><text:s/>php artisan make:migration create_cita_table</text:p>
      <text:p text:style-name="P3"/>
      <text:p text:style-name="P5">para crear un modelo es necesario correr el siguinete comando tener mucho cuidadaod con las mayusculas y minusculas de laravel</text:p>
      <text:p text:style-name="P5"/>
      <text:p text:style-name="P9">php artisan make:model cita</text:p>
      <text:p text:style-name="P5"/>
      <text:p text:style-name="P7">observacion se puede utilizar el comando php artisan thinker para crear objetos en la base de datos desde el modelo.</text:p>
      <text:p text:style-name="P5"/>
      <text:p text:style-name="P19">Creacion de un seeder con el siguinte comandos</text:p>
      <text:p text:style-name="P19"/>
      <text:p text:style-name="P19"><text:s/>php artisan make:seeder UsuarioSeeder</text:p>
      <text:p text:style-name="P6"><text:span text:style-name="Source_20_Text">php artisan make:controller </text:span><text:span text:style-name="Source_20_Text"><text:span text:style-name="T13">citaController</text:span></text:span></text:p>
      <text:p text:style-name="P5"><text:soft-page-break/></text:p>
      <text:p text:style-name="P5"/>
      <text:p text:style-name="P18"/>
      <text:p text:style-name="P3"/>
      <text:p text:style-name="P12">php artisan make:migration create_cita<text:span text:style-name="T6">s</text:span>_table</text:p>
      <text:p text:style-name="P12">php artisan make:migration create_<text:span text:style-name="T6">usuarios</text:span>_table</text:p>
      <text:p text:style-name="P12">php artisan make:migration create_<text:span text:style-name="T8">atenciones</text:span>_table</text:p>
      <text:p text:style-name="P12">php artisan make:migration create_<text:span text:style-name="T8">comentarios</text:span>_table</text:p>
      <text:p text:style-name="P13">php artisan make:migration create_<text:span text:style-name="T8">clientes</text:span>_table</text:p>
      <text:p text:style-name="P16">php artisan make:migration create_notas_<text:span text:style-name="T12">table</text:span></text:p>
      <text:p text:style-name="P16"/>
      <text:p text:style-name="P10">php artisan make:model <text:span text:style-name="T8">Usuario</text:span></text:p>
      <text:p text:style-name="P10">php artisan make:model <text:span text:style-name="T8">Atencion</text:span></text:p>
      <text:p text:style-name="P16">php artisan make:model Comentario</text:p>
      <text:p text:style-name="P16">php artisan make:model Cliente</text:p>
      <text:p text:style-name="P16">php artisan make:model Nota</text:p>
      <text:p text:style-name="P13"/>
      <text:p text:style-name="P12"/>
      <text:p text:style-name="P15">para saltar la convencion de laravel podemos usar los siguinte</text:p>
      <text:p text:style-name="P15">protected $tabble = “users”</text:p>
      <text:p text:style-name="P23"/>
      <text:p text:style-name="P20"/>
      <text:p text:style-name="P22"><text:span text:style-name="T9">$table</text:span><text:span text:style-name="T10">-&gt;</text:span><text:span text:style-name="T11">id</text:span><text:span text:style-name="T10">();</text:span></text:p>
      <text:p text:style-name="P21"><text:span text:style-name="T9">$table</text:span><text:span text:style-name="T10">-&gt;</text:span><text:span text:style-name="T11">integer</text:span><text:span text:style-name="T10">(</text:span><text:span text:style-name="T7">'cliente_id'</text:span><text:span text:style-name="T10">);</text:span></text:p>
      <text:p text:style-name="P21"><text:span text:style-name="T9">$table</text:span><text:span text:style-name="T10">-&gt;</text:span><text:span text:style-name="T11">string</text:span><text:span text:style-name="T10">(</text:span><text:span text:style-name="T7">'titulo'</text:span><text:span text:style-name="T10">);</text:span></text:p>
      <text:p text:style-name="P21"><text:span text:style-name="T9">$table</text:span><text:span text:style-name="T10">-&gt;</text:span><text:span text:style-name="T11">text</text:span><text:span text:style-name="T10">(</text:span><text:span text:style-name="T7">'description'</text:span><text:span text:style-name="T10">);</text:span></text:p>
      <text:p text:style-name="P24">$table→timestamps();</text:p>
      <text:p text:style-name="P21"/>
      <text:p text:style-name="P17"><text:span text:style-name="T5">e</text:span><text:span text:style-name="T4">l coamndo para ver las rutas que tenog en laravel.</text:span></text:p>
      <text:p text:style-name="P27"/>
      <text:p text:style-name="P27">Php artisan route:list</text:p>
      <text:p text:style-name="P27"/>
      <text:p text:style-name="P26">php artisan make:model <text:span text:style-name="T14">AdminPsicologoController</text:span></text:p>
      <text:p text:style-name="P26"/>
      <text:p text:style-name="P25"><text:span text:style-name="Source_20_Text">php artisan make:controller </text:span><text:span text:style-name="Source_20_Text"><text:span text:style-name="T14">AdminPsicologoController</text:span></text:span></text:p>
      <text:p text:style-name="P28"><text:span text:style-name="Source_20_Text"><text:s/>php artisan make:seeder </text:span><text:span text:style-name="Source_20_Text"><text:span text:style-name="T15">Usuario</text:span></text:span></text:p>
      <text:p text:style-name="P28"><text:span text:style-name="Source_20_Text"/></text:p>
      <text:p text:style-name="P29"><text:span text:style-name="Source_20_Text"><text:span text:style-name="T17">Hola profe, este son las actualizaciones que e trabajando durante estos días.</text:span></text:span></text:p>
      <text:p text:style-name="P29"><text:span text:style-name="Source_20_Text"><text:span text:style-name="T16"/></text:span></text:p>
      <text:p text:style-name="P29"><text:span text:style-name="Source_20_Text"><text:span text:style-name="T17">Diseño de la NavBAr del usuario, diseño de navBar de administrador, agregar usuario, y la lista de los usuarios, ambos con diseño para moviles</text:span></text:span></text:p>
      <text:p text:style-name="P30"/>
      <text:p text:style-name="P31"><text:span text:style-name="Source_20_Text"><text:span text:style-name="T17">Tengo también un mini diagrama de la base de datos pero dada la falta de requerimientos, no se si este se ajuste a sus expectativas. </text:span></text:span><text:span text:style-name="Source_20_Text"><text:span text:style-name="T16">Mi compañero esta trabajando en poder subir e proyecto al servidor. Pero </text:span></text:span><text:soft-page-break/><text:span text:style-name="Source_20_Text"><text:span text:style-name="T16">nos gustaría tener ya la junta con la psicóloga para revisar si estamos por buen camino.</text:span></text:span></text:p>
      <text:p text:style-name="P31"><text:span text:style-name="Source_20_Text"><text:span text:style-name="T23"/></text:span></text:p>
      <text:p text:style-name="P32"><text:span text:style-name="Source_20_Text"><text:span text:style-name="T19">Generación de correos</text:span></text:span></text:p>
      <text:p text:style-name="P32"><text:span text:style-name="Source_20_Text"><text:span text:style-name="T18">para la generacion de correos en necesarios acceder a la siguiente liga:https://mailtrap.io/home</text:span></text:span></text:p>
      <text:p text:style-name="P32"><text:span text:style-name="Source_20_Text"><text:span text:style-name="T18"><text:s/></text:span></text:span></text:p>
      <text:p text:style-name="P32"><text:span text:style-name="Source_20_Text"><text:span text:style-name="T18">Usar las siguientes credenciales para poder acceder al mail box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>correo: jesus.jarr.30@gmail.com</text:span></text:span></text:p>
      <text:p text:style-name="P32"><text:span text:style-name="Source_20_Text"><text:span text:style-name="T18">Password:#DTD524kjlkj</text:span></text:span></text:p>
      <text:p text:style-name="P32"><text:span text:style-name="Source_20_Text"><text:span text:style-name="T18"/></text:span></text:p>
      <text:p text:style-name="P33"><text:span text:style-name="Source_20_Text"><text:span text:style-name="T19">php artisan make:mail </text:span></text:span><text:span text:style-name="Source_20_Text"><text:span text:style-name="T20">DatosCita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1-18T22:03:12.367784991</dc:date>
    <meta:editing-duration>P2DT3H14M39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441" meta:character-count="3101" meta:non-whitespace-character-count="2707"/>
  </office:meta>
</office:document-meta>
</file>